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9-23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6-1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6-12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3-2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2-0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9-2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7-02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6-2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3-21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1-1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9-2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6-2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6-08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4-1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2-0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9-29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9-13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6-15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3-29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1-23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0-13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9-02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7-29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6-17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5-2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26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03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1-2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0-29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9-22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8-21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7-2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6-23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5-19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3-26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2-20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20-02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9-11-25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9-10-24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9-09-25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9-08-22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9-07-26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9-06-1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9-05-07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9-03-28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8-11-19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8-10-2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8-09-24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8-08-2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8-07-3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8-06-19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8-05-1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8-03-2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7-11-0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7-10-12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7-09-08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7-08-10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7-07-1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7-06-0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7-05-0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7-03-2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6-11-2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6-10-2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6-09-26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6-08-2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6-07-28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6-06-20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6-05-05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6-03-22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5-11-2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5-10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5-09-2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5-08-2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5-06-2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5-05-1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5-03-3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4-11-2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4-10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4-09-24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4-08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4-07-2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4-06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4-05-2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4-03-2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3-11-2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3-10-2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3-09-2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3-08-0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3-07-1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3-06-1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3-05-1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3-04-0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2-12-1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2-10-2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2-09-1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2-08-2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2-07-2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2-06-2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2-05-2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1-11-1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1-10-1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1-09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1-07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1-06-0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1-05-0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1-01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6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6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5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3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200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7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6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6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6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5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801</text:p>
          </table:table-cell>
          <table:table-cell office:value-type="string" calcext:value-type="string">
            <text:p>QBAA nr Isle, Mille Lacs Band of Chippewa</text:p>
          </table:table-cell>
          <table:table-cell office:value-type="string" calcext:value-type="string">
            <text:p>199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446" meta:object-count="0"/>
    <meta:user-defined meta:name="AppVersion">3.0</meta:user-defined>
  </office:meta>
</office:document-meta>
</file>